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016791" officeooo:paragraph-rsid="00016791"/>
    </style:style>
    <style:style style:name="P2" style:family="paragraph" style:parent-style-name="Text_20_body">
      <style:text-properties officeooo:rsid="00016791" officeooo:paragraph-rsid="00016791"/>
    </style:style>
    <style:style style:name="P3" style:family="paragraph" style:parent-style-name="Text_20_body">
      <style:paragraph-properties fo:text-align="start" style:justify-single-word="false"/>
      <style:text-properties officeooo:paragraph-rsid="000167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Introduc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Aim of the Work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Review of Literatur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Patients and Method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Resul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Discuss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Conclus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Summar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References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3T17:38:36.274284067</dc:date>
    <meta:editing-duration>PT7M13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9" meta:paragraph-count="9" meta:word-count="16" meta:character-count="111" meta:non-whitespace-character-count="104"/>
  </office:meta>
</office:document-meta>
</file>